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ba10a" officeooo:paragraph-rsid="000ba10a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ba10a" officeooo:paragraph-rsid="000ba10a" style:font-size-asian="17.5pt" style:font-size-complex="20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20pt" officeooo:rsid="000ba10a" officeooo:paragraph-rsid="000ba10a" style:font-size-asian="17.5pt" style:font-size-complex="20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20pt" officeooo:rsid="000ba10a" officeooo:paragraph-rsid="000ba10a" style:font-size-asian="17.5pt" style:font-size-complex="20pt"/>
    </style:style>
    <style:style style:name="P5" style:family="paragraph" style:parent-style-name="Standard" style:list-style-name="L3">
      <style:paragraph-properties fo:text-align="start" style:justify-single-word="false"/>
      <style:text-properties fo:font-size="20pt" officeooo:rsid="000ba10a" officeooo:paragraph-rsid="000ba10a" style:font-size-asian="17.5pt" style:font-size-complex="20pt"/>
    </style:style>
    <style:style style:name="P6" style:family="paragraph" style:parent-style-name="Standard" style:list-style-name="L4">
      <style:paragraph-properties fo:text-align="start" style:justify-single-word="false"/>
      <style:text-properties fo:font-size="20pt" officeooo:rsid="000ba10a" officeooo:paragraph-rsid="000ba10a" style:font-size-asian="17.5pt" style:font-size-complex="20pt"/>
    </style:style>
    <style:style style:name="P7" style:family="paragraph" style:parent-style-name="Standard" style:list-style-name="L5">
      <style:paragraph-properties fo:text-align="start" style:justify-single-word="false"/>
      <style:text-properties fo:font-size="20pt" officeooo:rsid="000ba10a" officeooo:paragraph-rsid="000ba10a" style:font-size-asian="17.5pt" style:font-size-complex="20pt"/>
    </style:style>
    <style:style style:name="P8" style:family="paragraph" style:parent-style-name="Standard" style:list-style-name="L6">
      <style:paragraph-properties fo:text-align="start" style:justify-single-word="false"/>
      <style:text-properties fo:font-size="20pt" officeooo:rsid="000ba10a" officeooo:paragraph-rsid="000ba10a" style:font-size-asian="17.5pt" style:font-size-complex="20pt"/>
    </style:style>
    <style:style style:name="P9" style:family="paragraph" style:parent-style-name="Standard" style:list-style-name="L7">
      <style:paragraph-properties fo:text-align="start" style:justify-single-word="false"/>
      <style:text-properties fo:font-size="20pt" officeooo:rsid="000ba10a" officeooo:paragraph-rsid="000ba10a" style:font-size-asian="17.5pt" style:font-size-complex="20pt"/>
    </style:style>
    <style:style style:name="P10" style:family="paragraph" style:parent-style-name="Standard" style:list-style-name="L8">
      <style:paragraph-properties fo:text-align="start" style:justify-single-word="false"/>
      <style:text-properties fo:font-size="20pt" officeooo:rsid="000ba10a" officeooo:paragraph-rsid="000ba10a" style:font-size-asian="17.5pt" style:font-size-complex="20pt"/>
    </style:style>
    <style:style style:name="P11" style:family="paragraph" style:parent-style-name="Standard" style:list-style-name="L7">
      <style:paragraph-properties fo:text-align="start" style:justify-single-word="false"/>
      <style:text-properties fo:font-size="20pt" officeooo:rsid="000d846e" officeooo:paragraph-rsid="000d846e" style:font-size-asian="17.5pt" style:font-size-complex="20pt"/>
    </style:style>
    <style:style style:name="P12" style:family="paragraph" style:parent-style-name="Standard" style:list-style-name="L5">
      <style:paragraph-properties fo:text-align="start" style:justify-single-word="false"/>
      <style:text-properties fo:font-size="20pt" officeooo:rsid="000ed803" officeooo:paragraph-rsid="000ed803" style:font-size-asian="17.5pt" style:font-size-complex="20pt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20pt" officeooo:rsid="000fcfda" officeooo:paragraph-rsid="000fcfda" style:font-size-asian="17.5pt" style:font-size-complex="20pt"/>
    </style:style>
    <style:style style:name="T1" style:family="text">
      <style:text-properties officeooo:rsid="000ed803"/>
    </style:style>
    <style:style style:name="T2" style:family="text">
      <style:text-properties officeooo:rsid="000fcfd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Stories</text:p>
      <text:p text:style-name="P1"/>
      <text:list xml:id="list482585822" text:style-name="L1">
        <text:list-item>
          <text:p text:style-name="P3">Employees: </text:p>
        </text:list-item>
      </text:list>
      <text:list xml:id="list3102584576" text:style-name="L2">
        <text:list-item>
          <text:p text:style-name="P4">As an admin, I should be able to view all employees' profiles so I can check their information.</text:p>
        </text:list-item>
        <text:list-item>
          <text:p text:style-name="P4">As an admin, I should be able to add an employee so that I can assign them to teams.</text:p>
        </text:list-item>
        <text:list-item>
          <text:p text:style-name="P4">As an admin, I should be able to edit all employees' profiles so I can fix any errors in their information.</text:p>
        </text:list-item>
        <text:list-item>
          <text:p text:style-name="P4">As an admin, I should be able to deactivate an employee, not delete him/her, so that I keep history of employees.</text:p>
        </text:list-item>
      </text:list>
      <text:p text:style-name="P2"/>
      <text:p text:style-name="P2">2. Administration(Super Admin):</text:p>
      <text:list xml:id="list690737719" text:style-name="L3">
        <text:list-item>
          <text:p text:style-name="P5">As a super admin, I should be able to view all admins so that I can check their information.</text:p>
        </text:list-item>
        <text:list-item>
          <text:p text:style-name="P5">As a super admin, I should be able to add another admin so that I can have assistance around the dashboard.</text:p>
        </text:list-item>
        <text:list-item>
          <text:p text:style-name="P5">As a super admin, I should be able to edit admin credentials so that I can make my password more powerful.</text:p>
        </text:list-item>
        <text:list-item>
          <text:p text:style-name="P5">As a super admin, I should be able to deactivate an admin, not delete him/her, so that I keep history and prevent deactivated admins to login.</text:p>
        </text:list-item>
      </text:list>
      <text:p text:style-name="P2"/>
      <text:p text:style-name="P2"/>
      <text:p text:style-name="P2"><text:soft-page-break/>3. Teams:</text:p>
      <text:list xml:id="list3073663317" text:style-name="L4">
        <text:list-item>
          <text:p text:style-name="P6">As an admin, I should be able to view all teams so I can track their progress.</text:p>
        </text:list-item>
        <text:list-item>
          <text:p text:style-name="P6">As an admin,I should be able to create a team so that I can assign employees to it.</text:p>
        </text:list-item>
        <text:list-item>
          <text:p text:style-name="P6">As an admin, I shouldn't be able to assign an employee to more than one team so that they produce more productive results.</text:p>
        </text:list-item>
        <text:list-item>
          <text:p text:style-name="P6">As an admin, I should be able to edit a team so that I can change <text:span text:style-name="T1">basic team information</text:span>.</text:p>
        </text:list-item>
        <text:list-item>
          <text:p text:style-name="P13">As an admin, I should be able to edit team members so that I can assign any employee to the specific team.</text:p>
        </text:list-item>
        <text:list-item>
          <text:p text:style-name="P6">As an admin, I should be able to delete a team so that I can remove inactive teams.</text:p>
        </text:list-item>
        <text:list-item>
          <text:p text:style-name="P6">As an admin, I shouldn't be able to delete a team if it contains employees, so that I can avoid removing active teams.</text:p>
        </text:list-item>
      </text:list>
      <text:p text:style-name="P2"/>
      <text:p text:style-name="P2">4. Projects:</text:p>
      <text:list xml:id="list4184486644" text:style-name="L5">
        <text:list-item>
          <text:p text:style-name="P7">As an admin, I should be able to view all the current projects so that I can assign them to teams.</text:p>
        </text:list-item>
        <text:list-item>
          <text:p text:style-name="P12">As an admin, I should be able to edit the team/s assigned to a project so that I can <text:span text:style-name="T2">fix errors.</text:span></text:p>
        </text:list-item>
        <text:list-item>
          <text:p text:style-name="P7">As an admin, I should be able to create a project so that I can assign teams to it.</text:p>
        </text:list-item>
        <text:list-item>
          <text:p text:style-name="P7"><text:soft-page-break/>As an admin, I should be able to edit project <text:span text:style-name="T2">information</text:span> so that I can <text:span text:style-name="T2">fix errors or change the information</text:span>.</text:p>
        </text:list-item>
        <text:list-item>
          <text:p text:style-name="P7">As an admin, I should be able to delete a project so that I can't assign it to teams anymore.</text:p>
        </text:list-item>
        <text:list-item>
          <text:p text:style-name="P7">As an admin, I shouldn't be able to delete a project if it is assigned to a team so that I can avoid removing active projects.</text:p>
        </text:list-item>
      </text:list>
      <text:p text:style-name="P2"/>
      <text:p text:style-name="P2">5. Roles:</text:p>
      <text:list xml:id="list2567029365" text:style-name="L6">
        <text:list-item>
          <text:p text:style-name="P8">As an admin, I should be able to create a role so that I can assign it to employees in teams for future projects.</text:p>
        </text:list-item>
        <text:list-item>
          <text:p text:style-name="P8">As an admin, I should be able to edit any role so that I can fix any errors.</text:p>
        </text:list-item>
        <text:list-item>
          <text:p text:style-name="P8">As an admin, I should be able to delete any role so that I can't assign it to employees in future projects.</text:p>
        </text:list-item>
      </text:list>
      <text:p text:style-name="P2"/>
      <text:p text:style-name="P2">6. KPI:</text:p>
      <text:list xml:id="list1584970478" text:style-name="L7">
        <text:list-item>
          <text:p text:style-name="P9">As an admin, I should be able to view all employees' KPI so that I can check their progress.</text:p>
        </text:list-item>
        <text:list-item>
          <text:p text:style-name="P9">As an admin, I should be able to create a KPI so that I can add it to the employee skills.</text:p>
        </text:list-item>
        <text:list-item>
          <text:p text:style-name="P9"><text:soft-page-break/>As an admin, I should be able to edit KPI so that I can fix any errors and change its evaluation.</text:p>
        </text:list-item>
        <text:list-item>
          <text:p text:style-name="P9">As an admin, I should be able to delete a KPI so that I can't assign it to employees anymore.</text:p>
        </text:list-item>
        <text:list-item>
          <text:p text:style-name="P9">As an admin, I should be able to evaluate an employee's KPIs so that I can rate their skills. (Web + Mobile App)</text:p>
        </text:list-item>
        <text:list-item>
          <text:p text:style-name="P9">As an admin, I should be able to edit the employee's KPIs evaluation so that I can keep track of the employee's skills. (Web + Mobile app)</text:p>
        </text:list-item>
        <text:list-item>
          <text:p text:style-name="P11">As an admin, I shouldn't be able to delete an KPI unless it is not assigned to any employee so that I avoid errors.</text:p>
        </text:list-item>
      </text:list>
      <text:p text:style-name="P2"/>
      <text:p text:style-name="P2">7. Reports:</text:p>
      <text:list xml:id="list1508603147" text:style-name="L8">
        <text:list-item>
          <text:p text:style-name="P10">As an admin, I should be able to generate an employee project report so that I can check the project that this employee took part in and their role in it. (Web + Mobile app)</text:p>
        </text:list-item>
        <text:list-item>
          <text:p text:style-name="P10">As an admin, I should be able to generate employee KPI reports so that I can check the employee's progress over time. (Web + Mobile app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2T17:10:03.356564566</meta:creation-date>
    <dc:date>2022-08-07T04:37:24.472619589</dc:date>
    <meta:editing-duration>PT17M24S</meta:editing-duration>
    <meta:editing-cycles>3</meta:editing-cycles>
    <meta:generator>LibreOffice/7.3.2.2$Linux_X86_64 LibreOffice_project/30$Build-2</meta:generator>
    <meta:document-statistic meta:table-count="0" meta:image-count="0" meta:object-count="0" meta:page-count="4" meta:paragraph-count="41" meta:word-count="764" meta:character-count="3609" meta:non-whitespace-character-count="2919"/>
  </office:meta>
</office:document-meta>
</file>